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85500000640F198CA06.png"/>
  <manifest:file-entry manifest:media-type="image/png" manifest:full-path="Pictures/100000000000040000000300E3099475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1" style:family="graphic" style:parent-style-name="standard">
      <style:graphic-properties draw:fill-color="#33cc66" draw:textarea-vertical-align="middle" draw:auto-grow-height="false" fo:min-height="0cm" fo:min-width="0cm" fo:wrap-option="wrap"/>
    </style:style>
    <style:style style:name="gr12" style:family="graphic" style:parent-style-name="standard">
      <style:graphic-properties draw:fill-color="#33cc66" draw:textarea-vertical-align="middle" draw:auto-grow-height="false" fo:min-height="0cm" fo:min-width="0cm"/>
    </style:style>
    <style:style style:name="pr1" style:family="presentation" style:parent-style-name="Default_20_2-notes">
      <style:graphic-properties draw:fill-color="#ffffff" draw:auto-grow-height="true" fo:min-height="12.573cm"/>
    </style:style>
    <style:style style:name="pr2" style:family="presentation" style:parent-style-name="Default_20_1-notes" style:list-style-name="L1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173cm"/>
    </style:style>
    <style:style style:name="pr4" style:family="presentation" style:parent-style-name="Default-outline1">
      <style:graphic-properties fo:min-height="13.4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5" style:family="text">
      <style:text-properties fo:font-weight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2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3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Domains to configure and manage a cluster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Goals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</text:p>
                <text:list>
                  <text:list-item>
                    <text:p>Show how to set up and manage a JBoss EAP 6 cluster using domain management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6" draw:text-style-name="P8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4">num_attrs</text:span> (10) attributes with <text:span text:style-name="T4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5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Disseminate modification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the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Infinispan: session replication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multicas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Downside: scalability defined by cluster size and data size, waste of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Session replication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" draw:text-style-name="P9" draw:layer="layout" svg:width="8.89cm" svg:height="1.905cm" svg:x="10.468cm" svg:y="6.35cm">
          <text:p text:style-name="P9">mod-cluster</text:p>
          <draw:enhanced-geometry svg:viewBox="0 0 21600 21600" draw:type="rectangle" draw:enhanced-path="M 0 0 L 21600 0 21600 21600 0 21600 0 0 Z N"/>
        </draw:custom-shape>
        <draw:line draw:style-name="gr6" draw:text-style-name="P9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9" draw:layer="layout" svg:x1="7.62cm" svg:y1="16.51cm" svg:x2="7.62cm" svg:y2="15.24cm">
          <text:p/>
        </draw:line>
        <draw:line draw:style-name="gr8" draw:text-style-name="P9" draw:layer="layout" svg:x1="15.24cm" svg:y1="16.51cm" svg:x2="15.24cm" svg:y2="15.24cm">
          <text:p/>
        </draw:line>
        <draw:line draw:style-name="gr8" draw:text-style-name="P9" draw:layer="layout" svg:x1="22.86cm" svg:y1="16.51cm" svg:x2="22.86cm" svg:y2="15.24cm">
          <text:p/>
        </draw:line>
        <draw:custom-shape draw:style-name="gr9" draw:text-style-name="P9" draw:layer="layout" svg:width="5.08cm" svg:height="1.905cm" svg:x="12.7cm" svg:y="3.175cm">
          <text:p text:style-name="P9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Session replication: write</text:p>
          </draw:text-box>
        </draw:fram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6" draw:text-style-name="P9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9" draw:layer="layout" svg:x1="7.62cm" svg:y1="16.51cm" svg:x2="7.62cm" svg:y2="15.24cm">
          <text:p/>
        </draw:line>
        <draw:line draw:style-name="gr8" draw:text-style-name="P9" draw:layer="layout" svg:x1="15.24cm" svg:y1="16.51cm" svg:x2="15.24cm" svg:y2="15.24cm">
          <text:p/>
        </draw:line>
        <draw:line draw:style-name="gr8" draw:text-style-name="P9" draw:layer="layout" svg:x1="22.86cm" svg:y1="16.51cm" svg:x2="22.86cm" svg:y2="15.24cm">
          <text:p/>
        </draw:line>
        <draw:custom-shape draw:style-name="gr9" draw:text-style-name="P9" draw:layer="layout" svg:width="5.08cm" svg:height="1.905cm" svg:x="12.7cm" svg:y="3.81cm">
          <text:p text:style-name="P9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custom-shape draw:style-name="gr10" draw:text-style-name="P9" draw:layer="layout" svg:width="1.27cm" svg:height="5.08cm" svg:x="14.605cm" svg:y="5.71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layer="layout" svg:width="1.848cm" svg:height="0.962cm" svg:x="14.027cm" svg:y="8.563cm">
            <draw:text-box>
              <text:p>write</text:p>
            </draw:text-box>
          </draw:frame>
        </draw:g>
        <draw:g xml:id="id2" draw:id="id2">
          <draw:g>
            <draw:custom-shape draw:style-name="gr11" draw:text-style-name="P9" draw:layer="layout" svg:width="5.08cm" svg:height="3.175cm" svg:x="17.145cm" svg:y="8.255cm">
              <text:p text:style-name="P9">replicate</text:p>
              <draw:enhanced-geometry svg:viewBox="0 0 21600 21600" draw:text-areas="0 0 21600 21600" draw:mirror-horizontal="false" draw:mirror-vertical="false" draw:type="circular-arrow" draw:modifiers="169.474234211736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7" draw:layer="layout" svg:width="2.911cm" svg:height="0.962cm" svg:x="22.757cm" svg:y="8.89cm">
              <draw:text-box>
                <text:p>replicate</text:p>
              </draw:text-box>
            </draw:frame>
          </draw:g>
          <draw:g>
            <draw:custom-shape draw:style-name="gr12" draw:text-style-name="P9" draw:layer="layout" svg:width="5.08cm" svg:height="3.175cm" svg:x="7.62cm" svg:y="8.255cm">
              <text:p/>
              <draw:enhanced-geometry svg:viewBox="0 0 21600 21600" draw:text-areas="0 0 21600 21600" draw:mirror-horizontal="true" draw:type="circular-arrow" draw:modifiers="169.474234211736 0 5500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7" draw:layer="layout" svg:width="2.911cm" svg:height="0.962cm" svg:x="4.445cm" svg:y="8.89cm">
              <draw:text-box>
                <text:p>replicate</text:p>
              </draw:text-box>
            </draw:frame>
          </draw:g>
        </draw:g>
        <draw:custom-shape draw:style-name="gr5" draw:text-style-name="P9" draw:layer="layout" svg:width="8.89cm" svg:height="1.905cm" svg:x="10.468cm" svg:y="6.35cm">
          <text:p text:style-name="P9">mod-cluste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Session replication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9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9" draw:layer="layout" svg:x1="7.62cm" svg:y1="16.51cm" svg:x2="7.62cm" svg:y2="15.24cm">
          <text:p/>
        </draw:line>
        <draw:line draw:style-name="gr8" draw:text-style-name="P9" draw:layer="layout" svg:x1="15.24cm" svg:y1="16.51cm" svg:x2="15.24cm" svg:y2="15.24cm">
          <text:p/>
        </draw:line>
        <draw:line draw:style-name="gr8" draw:text-style-name="P9" draw:layer="layout" svg:x1="22.86cm" svg:y1="16.51cm" svg:x2="22.86cm" svg:y2="15.24cm">
          <text:p/>
        </draw:line>
        <draw:custom-shape draw:style-name="gr9" draw:text-style-name="P9" draw:layer="layout" svg:width="5.08cm" svg:height="1.905cm" svg:x="12.7cm" svg:y="3.81cm">
          <text:p text:style-name="P9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4" draw:id="id4" draw:layer="layout" svg:width="1.905cm" svg:height="4.445cm" draw:transform="skewX (0.785398163397448) translate (14.605cm 5.7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3" draw:id="id3">
          <draw:custom-shape draw:style-name="gr10" draw:text-style-name="P9" draw:layer="layout" svg:width="1.905cm" svg:height="4.445cm" draw:transform="skewX (0.785398163397448) translate (12.065cm 5.715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" draw:layer="layout" svg:width="1.772cm" svg:height="0.962cm" svg:x="8.388cm" svg:y="6.985cm">
            <draw:text-box>
              <text:p>read</text:p>
            </draw:text-box>
          </draw:frame>
        </draw:g>
        <draw:custom-shape draw:style-name="gr5" draw:text-style-name="P9" draw:layer="layout" svg:width="8.89cm" svg:height="1.905cm" svg:x="10.468cm" svg:y="6.35cm">
          <text:p text:style-name="P9">mod-cluste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4" smil:attributeName="visibility" smil:to="visible"/>
                  <anim:transitionFilter smil:dur="0.5s" smil:targetElement="id4" smil:type="irisWipe" smil:subtype="rectangle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Links</text:p>
          </draw:text-box>
        </draw:frame>
        <draw:frame presentation:style-name="pr4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6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 draw:page-number="1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07T16:11:35</dc:date>
    <dc:language>en-US</dc:language>
    <meta:editing-cycles>161</meta:editing-cycles>
    <meta:editing-duration>P2DT2H34M36S</meta:editing-duration>
    <dc:creator>Bela Ban</dc:creator>
    <meta:document-statistic meta:object-count="14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g>
          <draw:custom-shape draw:style-name="gr1" draw:text-style-name="P1" draw:layer="layout" svg:width="6.95cm" svg:height="5.254cm" svg:x="9.897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0.156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1.78cm" svg:y1="6.362cm" svg:x2="11.78cm" svg:y2="10.58cm">
              <text:p/>
            </draw:line>
            <draw:line draw:style-name="gr3" draw:text-style-name="P1" draw:layer="layout" svg:x1="10.155cm" svg:y1="7.423cm" svg:x2="16.611cm" svg:y2="7.423cm">
              <text:p/>
            </draw:line>
            <draw:line draw:style-name="gr3" draw:text-style-name="P1" draw:layer="layout" svg:x1="10.154cm" svg:y1="8.482cm" svg:x2="16.61cm" svg:y2="8.482cm">
              <text:p/>
            </draw:line>
            <draw:line draw:style-name="gr3" draw:text-style-name="P1" draw:layer="layout" svg:x1="10.154cm" svg:y1="9.542cm" svg:x2="16.61cm" svg:y2="9.542cm">
              <text:p/>
            </draw:line>
            <draw:frame draw:style-name="gr4" draw:layer="layout" svg:width="1.281cm" svg:height="0.962cm" svg:x="10.367cm" svg:y="6.362cm">
              <draw:text-box>
                <text:p>K1</text:p>
              </draw:text-box>
            </draw:frame>
            <draw:frame draw:style-name="gr4" draw:layer="layout" svg:width="1.281cm" svg:height="0.962cm" svg:x="10.368cm" svg:y="6.362cm">
              <draw:text-box>
                <text:p>K1</text:p>
              </draw:text-box>
            </draw:frame>
            <draw:frame draw:style-name="gr4" draw:layer="layout" svg:width="1.277cm" svg:height="0.962cm" svg:x="10.368cm" svg:y="7.469cm">
              <draw:text-box>
                <text:p>K2</text:p>
              </draw:text-box>
            </draw:frame>
            <draw:frame draw:style-name="gr4" draw:layer="layout" svg:width="1.277cm" svg:height="0.962cm" svg:x="10.368cm" svg:y="8.53cm">
              <draw:text-box>
                <text:p>K3</text:p>
              </draw:text-box>
            </draw:frame>
            <draw:frame draw:style-name="gr4" draw:layer="layout" svg:width="1.277cm" svg:height="0.962cm" svg:x="10.368cm" svg:y="9.614cm">
              <draw:text-box>
                <text:p>K4</text:p>
              </draw:text-box>
            </draw:frame>
            <draw:frame draw:style-name="gr5" draw:layer="layout" svg:width="3.062cm" svg:height="0.962cm" svg:x="11.9cm" svg:y="6.362cm">
              <draw:text-box>
                <text:p>Val1</text:p>
              </draw:text-box>
            </draw:frame>
            <draw:frame draw:style-name="gr5" draw:layer="layout" svg:width="3.062cm" svg:height="0.962cm" svg:x="11.9cm" svg:y="7.446cm">
              <draw:text-box>
                <text:p>Val2</text:p>
              </draw:text-box>
            </draw:frame>
            <draw:frame draw:style-name="gr5" draw:layer="layout" svg:width="3.062cm" svg:height="0.962cm" svg:x="11.9cm" svg:y="8.53cm">
              <draw:text-box>
                <text:p>Val3</text:p>
              </draw:text-box>
            </draw:frame>
            <draw:frame draw:style-name="gr5" draw:layer="layout" svg:width="3.062cm" svg:height="0.962cm" svg:x="11.9cm" svg:y="9.59cm">
              <draw:text-box>
                <text:p>Val4</text:p>
              </draw:text-box>
            </draw:frame>
          </draw:g>
        </draw:g>
        <draw:g>
          <draw:custom-shape draw:style-name="gr1" draw:text-style-name="P1" draw:layer="layout" svg:width="6.95cm" svg:height="5.254cm" svg:x="17.459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718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342cm" svg:y1="6.362cm" svg:x2="19.342cm" svg:y2="10.58cm">
              <text:p/>
            </draw:line>
            <draw:line draw:style-name="gr3" draw:text-style-name="P1" draw:layer="layout" svg:x1="17.717cm" svg:y1="7.423cm" svg:x2="24.173cm" svg:y2="7.423cm">
              <text:p/>
            </draw:line>
            <draw:line draw:style-name="gr3" draw:text-style-name="P1" draw:layer="layout" svg:x1="17.716cm" svg:y1="8.482cm" svg:x2="24.172cm" svg:y2="8.482cm">
              <text:p/>
            </draw:line>
            <draw:line draw:style-name="gr3" draw:text-style-name="P1" draw:layer="layout" svg:x1="17.716cm" svg:y1="9.542cm" svg:x2="24.172cm" svg:y2="9.542cm">
              <text:p/>
            </draw:line>
            <draw:frame draw:style-name="gr4" draw:layer="layout" svg:width="1.281cm" svg:height="0.962cm" svg:x="17.929cm" svg:y="6.362cm">
              <draw:text-box>
                <text:p>K1</text:p>
              </draw:text-box>
            </draw:frame>
            <draw:frame draw:style-name="gr4" draw:layer="layout" svg:width="1.281cm" svg:height="0.962cm" svg:x="17.93cm" svg:y="6.362cm">
              <draw:text-box>
                <text:p>K1</text:p>
              </draw:text-box>
            </draw:frame>
            <draw:frame draw:style-name="gr4" draw:layer="layout" svg:width="1.277cm" svg:height="0.962cm" svg:x="17.93cm" svg:y="7.469cm">
              <draw:text-box>
                <text:p>K2</text:p>
              </draw:text-box>
            </draw:frame>
            <draw:frame draw:style-name="gr4" draw:layer="layout" svg:width="1.277cm" svg:height="0.962cm" svg:x="17.93cm" svg:y="8.53cm">
              <draw:text-box>
                <text:p>K3</text:p>
              </draw:text-box>
            </draw:frame>
            <draw:frame draw:style-name="gr4" draw:layer="layout" svg:width="1.277cm" svg:height="0.962cm" svg:x="17.93cm" svg:y="9.614cm">
              <draw:text-box>
                <text:p>K4</text:p>
              </draw:text-box>
            </draw:frame>
            <draw:frame draw:style-name="gr5" draw:layer="layout" svg:width="3.062cm" svg:height="0.962cm" svg:x="19.462cm" svg:y="6.362cm">
              <draw:text-box>
                <text:p>Val1</text:p>
              </draw:text-box>
            </draw:frame>
            <draw:frame draw:style-name="gr5" draw:layer="layout" svg:width="3.062cm" svg:height="0.962cm" svg:x="19.462cm" svg:y="7.446cm">
              <draw:text-box>
                <text:p>Val2</text:p>
              </draw:text-box>
            </draw:frame>
            <draw:frame draw:style-name="gr5" draw:layer="layout" svg:width="3.062cm" svg:height="0.962cm" svg:x="19.462cm" svg:y="8.53cm">
              <draw:text-box>
                <text:p>Val3</text:p>
              </draw:text-box>
            </draw:frame>
            <draw:frame draw:style-name="gr5" draw:layer="layout" svg:width="3.062cm" svg:height="0.962cm" svg:x="19.462cm" svg:y="9.59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